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Topical Editor Decision: Publish subject to technical corrections</text:span><text:span text:style-name="T2"> (04 Oct 2019) by </text:span><text:a xlink:type="simple" xlink:href="mailto:fiona.oconnor@metoffice.gov.uk?subject=gmd-2019-21" text:style-name="Internet_20_link" text:visited-style-name="Visited_20_Internet_20_Link"><text:span text:style-name="T2">Fiona O'Connor</text:span></text:a><text:span text:style-name="T2"><text:line-break/>Comments to the Author:<text:line-break/>Dear co-authors, <text:line-break/><text:line-break/>First of all, I would like to apologise for the delay in reading your revised manuscript and your responses to the original reviewer comments, and providing you with a decision. <text:line-break/><text:line-break/>Having read your updated manuscript, I think you have responded very comprehensively to the constructive comments of the reviewers, and have extensively updated your manuscript, including running new simulations. I am happy with the extensive set of revisions and recommend that your revised paper be accepted for publication. <text:line-break/><text:line-break/>I would also like to thank the reviewers for their detailed reviews, which have led to substantial improvements to the manuscript. <text:line-break/><text:line-break/>Finally, there are a number of specific comments, which are mainly grammatical but I would ask that you implement them before publication to improve the readability. I list them below. <text:line-break/><text:line-break/>Regards,<text:line-break/>Fiona O’Connor<text:line-break/><text:line-break/>Specific comments:<text:line-break/>1. Page 1, Abstract, line 19: Change “associated to” to “associated with” and change “resistance the ocean” to “resistance over the ocean”<text:line-break/>2. Page 2, Introduction, line 15: Replace “else” with “otherwise”<text:line-break/>3. Page 2, Introduction, line 34: Replace “observation” with “observations”<text:line-break/>4. Page 3, Introduction, line 2: Change “sides” to “sites”<text:line-break/>5. Page 3, Introduction, line 15: Worth noting that those early observations were subject to interference by other species e.g. SO2<text:line-break/>6. Page 3, Introduction, line 27: Worth saying at this stage why the Luhar study gives lower estimates<text:line-break/>7. Page 4, Introduction, line 5: Change to “as the beginning and duration of the greening season”<text:line-break/>8. Page 4, Section 2, line 15/16: Change to “publication focussing on this is planned”<text:line-break/>9. Page 4, Section 2, line 17: Change “is given in a” to “is given at a”<text:line-break/>10. Page 7, Section 2.1.3, line 2: Remove “,” after both<text:line-break/>11. Page 7, Section 2.1.3, equation 12: I’m not clear what the index m is referring to – can you explain or exclude if not necessary?<text:line-break/>12. Page 7, Section 2.1.3, line 27: Change to “start of the greening”<text:line-break/>13. Page 9, Section 2.1.3, line 3: Change “land surface types k” to “land surface type k” <text:line-break/>14. Page 9, Section 2.1.3, line 4: Change “others” to “other”<text:line-break/>15. Page 10, Section 2.2, line 28: Change “planed” to “planned”<text:line-break/>16. Page 11, Section 2.2.1, line 10: Give web address<text:line-break/>17. Page 12, Section 2.2.1, line 5: Change “planed” to “planned” – Check for other examples<text:line-break/>18. Page 12, Section 2.2.2, line 13: Change to “spectrally”<text:line-break/>19. Page 13, Section 3, line 14: Give reference for CEDS here<text:line-break/>20. Page 13, Section 3, line 17: Can you provide global annual total?<text:line-break/>21. Page 14, Section 3.1, line 13: Change to “we show global distributions of the relative difference between mosaic and wesely_type for surface ozone, dry deposition velocity and total ozone dry deposition”<text:line-break/>22. Page 14, Section 3.1, line 14: Change “ozone burden” to “surface ozone”<text:line-break/>23. Page 14, Section 3.1, line 16: Change “then” to “than”<text:line-break/>24. Page 15, Section 3.2, line 5: Change to “the multi-model mean of the Task …. models”<text:line-break/>25. Page 16, Section 3.2, line 5: Change to “available”<text:line-break/>26. Page 16, Section 3.2.1, line 7: Change “in consistency with” to “consistent with”<text:line-break/>27. Page 16, Section 3.2.1, line 10: Change to “hemispheres”<text:line-break/>28. Page 16, Section 3.2.1, line 11: Change to “focussing”<text:line-break/>29. Page 16, Section 3.2.1, line 28: Change to “as the new”<text:line-break/>30. Page 16, Section 3.2.1, line 29: Change to “Arctic”<text:line-break/>31. Page 16, Section 3.2.1, line 30: Change to “strong sensitivity to”<text:line-break/>32. Page 17, Section 3.2.1, line 11: Change to “account”<text:line-break/>33. Page 17, Section 3.2.1, line 11: Change to “but do not”<text:line-break/>34. Page 17, Section 3.2.1, line 15: Change to “matches better”<text:line-break/>35. Page 17, Section 3.2.1, line 21: Change to “as a reference” – Also, in section 3.2.2<text:line-break/>36. Page 19, Section 3.2.2, line 12: Remove “both”<text:line-break/>37. Page 19, Section 3.2.2, line 21: Change “regarding” to “for”<text:line-break/>38. Page 19, Section 3.2.2, line 23: Change “In the case of”<text:line-break/></text:span><text:soft-page-break/><text:span text:style-name="T2">39. Page 20, Section 3.2.2, line 19: Change to “in the Oslo”<text:line-break/>40. Page 22, Section 3.2.2, line 6: Change “responses” to “responds”<text:line-break/>41. Page 22, Section 3.3, line 16: It is unclear what you mean by “While on global average much more concise with the MACC….”<text:line-break/>42. Page 23, Section 3.4, line 8: Change to “At 4 of the 6 sites” – and again, later on in the same section<text:line-break/>43. Page 25, Section 4, line 4: Correct spelling i.e. “mosaic”<text:line-break/>44. Page 25, Section 4, line 6: Change to “(with the latter”<text:line-break/>45. Page 25, Section 4, line 22: Change to “the operational”<text:line-break/>46. Page 25, Section 4, line 30: Change to “In the case of”<text:line-break/>47. Page 25, Section 4, line 30: Change “is in the order of 1 magnitude” to “is an order of magnitude”<text:line-break/>48. Page 26, Section 4, line 3: Change to “breaking”<text:line-break/>49. Page 26, Section 4, line 6: Change to “Arctic”<text:line-break/>50. Page 26, Section 4, line 11: Remove “total”<text:line-break/>51. Page 26, Section 4, line 14: Change to “to changes of the order of”<text:line-break/>52. Page 27: Section 4: Change all references of “arctic” to “Arctic”<text:line-break/>53. Page 27, Section 4, line 3: Change to “affect stratospheric”<text:line-break/>54. Page 27, Section 4, line 7/8: Change to “at higher”<text:line-break/>55. Author contributions: Replace reference to EMEP schem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ie Falk</meta:initial-creator>
    <meta:creation-date>2019-10-04T08:58:23.401029528</meta:creation-date>
    <dc:date>2019-10-04T08:59:50.215580037</dc:date>
    <dc:creator>Stefanie Falk</dc:creator>
    <meta:editing-duration>PT1M27S</meta:editing-duration>
    <meta:editing-cycles>1</meta:editing-cycles>
    <meta:document-statistic meta:table-count="0" meta:image-count="0" meta:object-count="0" meta:page-count="2" meta:paragraph-count="1" meta:word-count="898" meta:character-count="5177" meta:non-whitespace-character-count="4264"/>
    <meta:generator>LibreOffice/6.0.7.3$Linux_X86_64 LibreOffice_project/00m0$Build-3</meta:generator>
  </office:meta>
</office:document-meta>
</file>